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1812" officeooo:paragraph-rsid="00382e1a" style:font-weight-asian="bold" style:font-weight-complex="bold"/>
    </style:style>
    <style:style style:name="P2" style:family="paragraph" style:parent-style-name="Heading_20_2">
      <style:text-properties officeooo:rsid="001d4a08" officeooo:paragraph-rsid="00382e1a"/>
    </style:style>
    <style:style style:name="P3" style:family="paragraph" style:parent-style-name="Text_20_body">
      <style:text-properties fo:font-weight="bold" officeooo:rsid="0038e7db" officeooo:paragraph-rsid="0038e7db" style:font-weight-asian="bold" style:font-weight-complex="bold"/>
    </style:style>
    <style:style style:name="P4" style:family="paragraph" style:parent-style-name="Text_20_body">
      <style:text-properties fo:font-weight="normal" officeooo:rsid="0037c2b7" officeooo:paragraph-rsid="00382e1a" style:font-weight-asian="normal" style:font-weight-complex="normal"/>
    </style:style>
    <style:style style:name="P5" style:family="paragraph" style:parent-style-name="Text_20_body">
      <style:text-properties fo:font-weight="bold" officeooo:rsid="003c1231" officeooo:paragraph-rsid="003c1231" style:font-weight-asian="bold" style:font-weight-complex="bold"/>
    </style:style>
    <style:style style:name="P6" style:family="paragraph" style:parent-style-name="Text_20_body">
      <style:text-properties fo:font-weight="normal" officeooo:rsid="003c1231" officeooo:paragraph-rsid="003c1231" style:font-weight-asian="normal" style:font-weight-complex="normal"/>
    </style:style>
    <style:style style:name="P7" style:family="paragraph" style:parent-style-name="Heading_20_2">
      <style:text-properties officeooo:rsid="00100da8" officeooo:paragraph-rsid="00382e1a"/>
    </style:style>
    <style:style style:name="P8" style:family="paragraph" style:parent-style-name="Heading_20_2">
      <style:paragraph-properties fo:break-before="page"/>
      <style:text-properties officeooo:rsid="00100da8" officeooo:paragraph-rsid="00382e1a"/>
    </style:style>
    <style:style style:name="P9" style:family="paragraph" style:parent-style-name="Text_20_body">
      <style:text-properties fo:font-weight="normal" officeooo:rsid="0034ae84" officeooo:paragraph-rsid="00382e1a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f0b25" style:font-weight-asian="normal" style:font-weight-complex="normal"/>
    </style:style>
    <style:style style:name="T3" style:family="text">
      <style:text-properties officeooo:rsid="001bce69"/>
    </style:style>
    <style:style style:name="T4" style:family="text">
      <style:text-properties officeooo:rsid="00420a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<text:span text:style-name="T1"> Pradyumn R Pai<text:tab/><text:tab/><text:tab/><text:tab/><text:tab/><text:tab/><text:tab/></text:span></text:p>
      <text:p text:style-name="P1">Roll No:<text:span text:style-name="T1"> 50</text:span></text:p>
      <text:p text:style-name="P1">Class: <text:span text:style-name="T1">CS</text:span><text:span text:style-name="T2">7</text:span><text:span text:style-name="T1">A</text:span></text:p>
      <text:h text:style-name="P2" text:outline-level="2">PROGRAM <text:span text:style-name="T3">CODE</text:span></text:h>
      <text:p text:style-name="P3"><text:span text:style-name="T4">ast</text:span>.lex:</text:p>
      <text:p text:style-name="P4">%{</text:p>
      <text:p text:style-name="P4">#include "y.tab.h"</text:p>
      <text:p text:style-name="P4">#include &lt;string.h&gt;</text:p>
      <text:p text:style-name="P4">%}</text:p>
      <text:p text:style-name="P4">%option noyywrap</text:p>
      <text:p text:style-name="P4">%%</text:p>
      <text:p text:style-name="P4">[0-9]+ { yylval.intval = atoi(yytext); return INTEGER; }</text:p>
      <text:p text:style-name="P4">[a-zA-Z_][a-zA-Z0-9_]* {yylval.strval = strdup(yytext); return IDENTIFIER;}</text:p>
      <text:p text:style-name="P4">[+\-*/();=] { return yytext[0]; }</text:p>
      <text:p text:style-name="P4">. { /*Skip remaining characters */ }</text:p>
      <text:p text:style-name="P4">%%</text:p>
      <text:p text:style-name="P5"><text:span text:style-name="T4">ast</text:span>.y:</text:p>
      <text:p text:style-name="P6">%{</text:p>
      <text:p text:style-name="P6">#include &lt;stdio.h&gt;</text:p>
      <text:p text:style-name="P6">#include &lt;stdlib.h&gt;</text:p>
      <text:p text:style-name="P6">#include &lt;string.h&gt;</text:p>
      <text:p text:style-name="P6">%}</text:p>
      <text:p text:style-name="P6"/>
      <text:p text:style-name="P6">%type &lt;nodeType&gt; program</text:p>
      <text:p text:style-name="P6">%type &lt;nodeType&gt; stmt</text:p>
      <text:p text:style-name="P6">%type &lt;nodeType&gt; exp</text:p>
      <text:p text:style-name="P6">%type &lt;nodeType&gt; term</text:p>
      <text:p text:style-name="P6">%type &lt;nodeType&gt; factor</text:p>
      <text:p text:style-name="P6">%token &lt;strval&gt; IDENTIFIER</text:p>
      <text:p text:style-name="P6">%token &lt;intval&gt; INTEGER</text:p>
      <text:p text:style-name="P6"/>
      <text:p text:style-name="P6">%{</text:p>
      <text:p text:style-name="P6"><text:soft-page-break/>enum ASTKind {</text:p>
      <text:p text:style-name="P6"><text:s text:c="4"/>AST_INT,</text:p>
      <text:p text:style-name="P6"><text:s text:c="4"/>AST_VAR,</text:p>
      <text:p text:style-name="P6"><text:s text:c="4"/>AST_BINOP,</text:p>
      <text:p text:style-name="P6"><text:s text:c="4"/>AST_ASSIGN</text:p>
      <text:p text:style-name="P6">};</text:p>
      <text:p text:style-name="P6">struct AST {</text:p>
      <text:p text:style-name="P6"><text:s text:c="4"/>union ASTType{</text:p>
      <text:p text:style-name="P6"><text:s text:c="8"/>int intval;</text:p>
      <text:p text:style-name="P6"><text:s text:c="8"/>char *idname;</text:p>
      <text:p text:style-name="P6"><text:s text:c="8"/>char binop;</text:p>
      <text:p text:style-name="P6"><text:s text:c="4"/>} val;</text:p>
      <text:p text:style-name="P6"><text:s text:c="4"/>enum ASTKind kind;</text:p>
      <text:p text:style-name="P6"><text:s text:c="4"/>struct AST* left;</text:p>
      <text:p text:style-name="P6"><text:s text:c="4"/>struct AST* right;</text:p>
      <text:p text:style-name="P6">};</text:p>
      <text:p text:style-name="P6">%}</text:p>
      <text:p text:style-name="P6"/>
      <text:p text:style-name="P6">%union {</text:p>
      <text:p text:style-name="P6"><text:s text:c="4"/>int intval;</text:p>
      <text:p text:style-name="P6"><text:s text:c="4"/>char *strval;</text:p>
      <text:p text:style-name="P6"><text:s text:c="4"/>struct AST* nodeType;</text:p>
      <text:p text:style-name="P6">}</text:p>
      <text:p text:style-name="P6"/>
      <text:p text:style-name="P6">%{</text:p>
      <text:p text:style-name="P6">void addASTList(struct AST* n);</text:p>
      <text:p text:style-name="P6">struct AST *make_int(int val);</text:p>
      <text:p text:style-name="P6">struct AST *make_id(const char *s);</text:p>
      <text:p text:style-name="P6">struct AST *make_binop(char op, struct AST *l, struct AST *r);</text:p>
      <text:p text:style-name="P6">struct AST *make_assign(const char *name, struct AST *r);</text:p>
      <text:p text:style-name="P6">%}</text:p>
      <text:p text:style-name="P6"><text:soft-page-break/></text:p>
      <text:p text:style-name="P6">%%</text:p>
      <text:p text:style-name="P6">program: /* empty*/ { $$ = NULL; }</text:p>
      <text:p text:style-name="P6"><text:s text:c="4"/>| program stmt; { $$ = NULL; print_ast($2,0);free_ast($2);}</text:p>
      <text:p text:style-name="P6"/>
      <text:p text:style-name="P6">stmt: exp ";" {$$ = $1;}</text:p>
      <text:p text:style-name="P6"><text:s text:c="4"/>| IDENTIFIER "=" exp ";" { $$ = make_assign($1, $3); };</text:p>
      <text:p text:style-name="P6"/>
      <text:p text:style-name="P6">exp: exp "+" term {$$ = make_binop('+',$1,$3);};</text:p>
      <text:p text:style-name="P6"><text:s text:c="4"/>| exp "-" term {$$ = make_binop('-',$1,$3);};</text:p>
      <text:p text:style-name="P6"><text:s text:c="4"/>| term {$$ = $1;};</text:p>
      <text:p text:style-name="P6"/>
      <text:p text:style-name="P6">term: term "*" factor {$$ = make_binop('*',$1,$3);};</text:p>
      <text:p text:style-name="P6"><text:s text:c="4"/>| term "/" factor {$$ = make_binop('/',$1,$3);};</text:p>
      <text:p text:style-name="P6"><text:s text:c="4"/>| factor {$$ = $1;};</text:p>
      <text:p text:style-name="P6"/>
      <text:p text:style-name="P6">factor: "(" exp ")" {$$ = $2;}</text:p>
      <text:p text:style-name="P6"><text:s text:c="4"/>| INTEGER {$$ = make_int($1);}</text:p>
      <text:p text:style-name="P6"><text:s text:c="4"/>| IDENTIFIER { $$ = make_id($1); };</text:p>
      <text:p text:style-name="P6">%%</text:p>
      <text:p text:style-name="P6">struct AST *make_int(int val){</text:p>
      <text:p text:style-name="P6"><text:s text:c="4"/>struct AST* n = malloc(sizeof(struct AST));</text:p>
      <text:p text:style-name="P6"><text:s text:c="4"/>n-&gt;left = NULL;</text:p>
      <text:p text:style-name="P6"><text:s text:c="4"/>n-&gt;right = NULL;</text:p>
      <text:p text:style-name="P6"><text:s text:c="4"/>n-&gt;val.intval = val;</text:p>
      <text:p text:style-name="P6"><text:s text:c="4"/>n-&gt;kind = AST_INT;</text:p>
      <text:p text:style-name="P6"><text:s text:c="4"/>return n;</text:p>
      <text:p text:style-name="P6">}</text:p>
      <text:p text:style-name="P6">struct AST *make_id(const char *s){</text:p>
      <text:p text:style-name="P6"><text:s text:c="4"/>struct AST* n = malloc(sizeof(struct AST));</text:p>
      <text:p text:style-name="P6"><text:s text:c="4"/>n-&gt;left = NULL;</text:p>
      <text:p text:style-name="P6"><text:soft-page-break/><text:s text:c="4"/>n-&gt;right = NULL;</text:p>
      <text:p text:style-name="P6"><text:s text:c="4"/>n-&gt;val.idname = strdup(s);</text:p>
      <text:p text:style-name="P6"><text:s text:c="4"/>n-&gt;kind = AST_VAR;</text:p>
      <text:p text:style-name="P6"><text:s text:c="4"/>return n;</text:p>
      <text:p text:style-name="P6">}</text:p>
      <text:p text:style-name="P6">struct AST *make_binop(char op, struct AST *l, struct AST *r){</text:p>
      <text:p text:style-name="P6"><text:s text:c="4"/>struct AST* n = malloc(sizeof(struct AST));</text:p>
      <text:p text:style-name="P6"><text:s text:c="4"/>n-&gt;left = l;</text:p>
      <text:p text:style-name="P6"><text:s text:c="4"/>n-&gt;right = r;</text:p>
      <text:p text:style-name="P6"><text:s text:c="4"/>n-&gt;val.binop = op;</text:p>
      <text:p text:style-name="P6"><text:s text:c="4"/>n-&gt;kind = AST_BINOP;</text:p>
      <text:p text:style-name="P6"><text:s text:c="4"/>return n;</text:p>
      <text:p text:style-name="P6">}</text:p>
      <text:p text:style-name="P6">struct AST *make_assign(const char *name, struct AST *r){</text:p>
      <text:p text:style-name="P6"><text:s text:c="4"/>struct AST* n = malloc(sizeof(struct AST));</text:p>
      <text:p text:style-name="P6"><text:s text:c="4"/>n-&gt;left = NULL;</text:p>
      <text:p text:style-name="P6"><text:s text:c="4"/>n-&gt;right = r;</text:p>
      <text:p text:style-name="P6"><text:s text:c="4"/>n-&gt;val.idname = name;</text:p>
      <text:p text:style-name="P6"><text:s text:c="4"/>n-&gt;kind = AST_ASSIGN;</text:p>
      <text:p text:style-name="P6"><text:s text:c="4"/>return n;</text:p>
      <text:p text:style-name="P6">}</text:p>
      <text:p text:style-name="P6"/>
      <text:p text:style-name="P6">void print_ast(struct AST *a, int indent){</text:p>
      <text:p text:style-name="P6"><text:s text:c="4"/>if (!a) return;</text:p>
      <text:p text:style-name="P6"><text:s text:c="4"/>for (int i=0;i&lt;indent;++i){</text:p>
      <text:p text:style-name="P6"><text:s text:c="8"/>printf("-");</text:p>
      <text:p text:style-name="P6"><text:s text:c="4"/>}</text:p>
      <text:p text:style-name="P6"><text:s text:c="4"/>switch(a-&gt;kind){</text:p>
      <text:p text:style-name="P6"><text:s text:c="8"/>case AST_BINOP:</text:p>
      <text:p text:style-name="P6"><text:s text:c="12"/>printf("Binop(%c)\n",a-&gt;val.binop);</text:p>
      <text:p text:style-name="P6"><text:s text:c="12"/>break;</text:p>
      <text:p text:style-name="P6"><text:soft-page-break/><text:s text:c="8"/>case AST_INT:</text:p>
      <text:p text:style-name="P6"><text:s text:c="12"/>printf("Int(%d)\n",a-&gt;val.intval);</text:p>
      <text:p text:style-name="P6"><text:s text:c="12"/>break;</text:p>
      <text:p text:style-name="P6"><text:s text:c="8"/>case AST_VAR:</text:p>
      <text:p text:style-name="P6"><text:s text:c="12"/>printf("Id(%s)\n",a-&gt;val.idname);</text:p>
      <text:p text:style-name="P6"><text:s text:c="12"/>break;</text:p>
      <text:p text:style-name="P6"><text:s text:c="8"/>case AST_ASSIGN:</text:p>
      <text:p text:style-name="P6"><text:s text:c="12"/>printf("Assign(%s)\n",a-&gt;val.idname);</text:p>
      <text:p text:style-name="P6"><text:s text:c="4"/>}</text:p>
      <text:p text:style-name="P6"><text:s text:c="4"/>print_ast(a-&gt;left,indent+2);</text:p>
      <text:p text:style-name="P6"><text:s text:c="4"/>print_ast(a-&gt;right,indent+2);</text:p>
      <text:p text:style-name="P6">}</text:p>
      <text:p text:style-name="P6"/>
      <text:p text:style-name="P6">void free_ast(struct AST* a){</text:p>
      <text:p text:style-name="P6"><text:s text:c="4"/>if (!a) return;</text:p>
      <text:p text:style-name="P6"><text:s text:c="4"/>free_ast(a-&gt;left);</text:p>
      <text:p text:style-name="P6"><text:s text:c="4"/>free_ast(a-&gt;right);</text:p>
      <text:p text:style-name="P6"><text:s text:c="4"/>free(a);</text:p>
      <text:p text:style-name="P6">}</text:p>
      <text:p text:style-name="P6"/>
      <text:p text:style-name="P6">void yyerror(char *s){</text:p>
      <text:p text:style-name="P6"><text:s text:c="4"/>printf("Error: %s\n",s);</text:p>
      <text:p text:style-name="P6">}</text:p>
      <text:p text:style-name="P6">int main() {</text:p>
      <text:p text:style-name="P6"><text:s text:c="4"/>yyparse();</text:p>
      <text:p text:style-name="P6"><text:s text:c="4"/>return 0;</text:p>
      <text:p text:style-name="P6">}</text:p>
      <text:p text:style-name="P6">int yywrap() {</text:p>
      <text:p text:style-name="P6"><text:s text:c="4"/>return 1;</text:p>
      <text:p text:style-name="P6">}</text:p>
      <text:h text:style-name="P7" text:outline-level="2" text:is-list-header="true"><text:soft-page-break/></text:h>
      <text:h text:style-name="P8" text:outline-level="2">OUTPUT:</text:h>
      <text:p text:style-name="P9">x=5;y=10;z=x+y*3/5;</text:p>
      <text:p text:style-name="P9">Assign(x)</text:p>
      <text:p text:style-name="P9">--Int(5)</text:p>
      <text:p text:style-name="P9">Assign(y)</text:p>
      <text:p text:style-name="P9">--Int(10)</text:p>
      <text:p text:style-name="P9">Assign(z)</text:p>
      <text:p text:style-name="P9">--Binop(+)</text:p>
      <text:p text:style-name="P9">----Id(x)</text:p>
      <text:p text:style-name="P9">----Binop(/)</text:p>
      <text:p text:style-name="P9">------Binop(*)</text:p>
      <text:p text:style-name="P9">--------Id(y)</text:p>
      <text:p text:style-name="P9">--------Int(3)</text:p>
      <text:p text:style-name="P9">------Int(5)</text:p>
      <text:p text:style-name="P9"/>
      <text:p text:style-name="P9">a = 1+(2*3+(6/2)-1)*9;</text:p>
      <text:p text:style-name="P9">Assign(a)</text:p>
      <text:p text:style-name="P9">--Binop(+)</text:p>
      <text:p text:style-name="P9">----Int(1)</text:p>
      <text:p text:style-name="P9">----Binop(*)</text:p>
      <text:p text:style-name="P9">------Binop(-)</text:p>
      <text:p text:style-name="P9">--------Binop(+)</text:p>
      <text:p text:style-name="P9">----------Binop(*)</text:p>
      <text:p text:style-name="P9">------------Int(2)</text:p>
      <text:p text:style-name="P9">------------Int(3)</text:p>
      <text:p text:style-name="P9">----------Binop(/)</text:p>
      <text:p text:style-name="P9">------------Int(6)</text:p>
      <text:p text:style-name="P9">------------Int(2)</text:p>
      <text:p text:style-name="P9">--------Int(1)</text:p>
      <text:p text:style-name="P9">------Int(9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655cm" fo:margin-bottom="1.984cm" fo:margin-left="2cm" fo:margin-right="2cm" fo:border="0.06pt solid #000000" fo:padding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6-09T21:25:54.708728899</meta:creation-date>
    <dc:date>2025-08-18T11:28:36.245018807</dc:date>
    <meta:editing-duration>PT6H44M56S</meta:editing-duration>
    <meta:editing-cycles>23</meta:editing-cycles>
    <meta:generator>LibreOffice/25.2.5.2$Linux_X86_64 LibreOffice_project/520$Build-2</meta:generator>
    <meta:print-date>2025-08-16T14:57:24.153129140</meta:print-date>
    <meta:printed-by>PDF files</meta:printed-by>
    <meta:document-statistic meta:table-count="0" meta:image-count="0" meta:object-count="0" meta:page-count="7" meta:paragraph-count="172" meta:word-count="474" meta:character-count="3524" meta:non-whitespace-character-count="2853"/>
  </office:meta>
</office:document-meta>
</file>